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ad0c" officeooo:paragraph-rsid="0018ad0c"/>
    </style:style>
    <style:style style:name="P2" style:family="paragraph" style:parent-style-name="Standard">
      <style:text-properties officeooo:rsid="0018c287" officeooo:paragraph-rsid="0018c287"/>
    </style:style>
    <style:style style:name="P3" style:family="paragraph" style:parent-style-name="Standard">
      <style:text-properties officeooo:rsid="00199658" officeooo:paragraph-rsid="00199658"/>
    </style:style>
    <style:style style:name="P4" style:family="paragraph" style:parent-style-name="Standard">
      <style:text-properties officeooo:rsid="001c7300" officeooo:paragraph-rsid="001c7300"/>
    </style:style>
    <style:style style:name="P5" style:family="paragraph" style:parent-style-name="Standard">
      <style:text-properties fo:font-weight="bold" officeooo:rsid="0018ad0c" officeooo:paragraph-rsid="0018ad0c" style:font-weight-asian="bold" style:font-weight-complex="bold"/>
    </style:style>
    <style:style style:name="P6" style:family="paragraph" style:parent-style-name="Standard">
      <style:text-properties fo:font-weight="bold" officeooo:rsid="0018c287" officeooo:paragraph-rsid="0018c287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c7300" officeooo:paragraph-rsid="001c7300" style:font-weight-asian="bold" style:font-weight-complex="bold"/>
    </style:style>
    <style:style style:name="P8" style:family="paragraph" style:parent-style-name="Standard">
      <style:text-properties fo:font-weight="bold" officeooo:rsid="001c7300" officeooo:paragraph-rsid="001c7300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solid" draw:fill-color="#ffffff"/>
      <style:paragraph-properties fo:text-align="center"/>
    </style:style>
    <style:style style:name="T1" style:family="text">
      <style:text-properties officeooo:rsid="0018c287"/>
    </style:style>
    <style:style style:name="T2" style:family="text">
      <style:text-properties officeooo:rsid="00199658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6772in" fo:min-width="1.5728in" style:run-through="foreground"/>
    </style:style>
    <style:style style:name="gr3" style:family="graphic">
      <style:graphic-properties draw:textarea-horizontal-align="justify" draw:textarea-vertical-align="middle" draw:auto-grow-height="false" fo:min-height="1.6563in" fo:min-width="1.5728in" style:run-through="foreground"/>
    </style:style>
    <style:style style:name="gr4" style:family="graphic">
      <style:graphic-properties draw:textarea-horizontal-align="justify" draw:textarea-vertical-align="middle" draw:auto-grow-height="false" fo:min-height="0.9272in" fo:min-width="1.5626in" style:run-through="foreground"/>
    </style:style>
    <style:style style:name="gr5" style:family="graphic">
      <style:graphic-properties draw:marker-start="Arrowheads_20_2" draw:marker-end="" draw:textarea-horizontal-align="center" draw:textarea-vertical-align="middle" style:run-through="foreground"/>
    </style:style>
    <style:style style:name="gr6" style:family="graphic">
      <style:graphic-properties draw:marker-start="" draw:marker-end="Arrowheads_20_2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5756in" style:run-through="foreground"/>
    </style:style>
    <style:style style:name="gr8" style:family="graphic">
      <style:graphic-properties draw:stroke="none" svg:stroke-color="#000000" draw:fill="solid" draw:fill-color="#ffffff" fo:min-height="0.5in" style:run-through="foreground"/>
    </style:style>
    <style:style style:name="gr9" style:family="graphic">
      <style:graphic-properties draw:stroke="none" svg:stroke-color="#000000" draw:fill="solid" draw:fill-color="#ffffff" fo:min-height="0.8543in" style:run-through="foreground"/>
    </style:style>
    <style:style style:name="gr10" style:family="graphic">
      <style:graphic-properties draw:stroke="none" svg:stroke-color="#000000" draw:fill="none" draw:fill-color="#ffffff" fo:min-height="0.6772i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Зависимости:</text:p>
      <text:p text:style-name="P1">boost</text:p>
      <text:p text:style-name="P1">rabbitmq-c</text:p>
      <text:p text:style-name="P1">redox (https://github.com/hmartiro/redox.git)</text:p>
      <text:p text:style-name="P1">hiredis</text:p>
      <text:p text:style-name="P1">libev</text:p>
      <text:p text:style-name="P1">protobuf</text:p>
      <text:p text:style-name="P1"/>
      <text:p text:style-name="P1">Сервер хранения данных: redis 4.0.1</text:p>
      <text:p text:style-name="P1">Сервер приема/отправки сообщений: rebbitmq 3.6.9</text:p>
      <text:p text:style-name="P1">Формат сообщений: protobuf</text:p>
      <text:p text:style-name="P1"/>
      <text:p text:style-name="P1"/>
      <text:p text:style-name="P5">Описание работы:</text:p>
      <text:p text:style-name="P1">Часть на C++ представляет из себя два подключения – одно к серверу сообщений(rebbitmq), другое к серверу хранения данных (redis). Логика по сортировке и обработке данных реализована в redis’е штатными средствами и хранимыми процедурами на lua. Также на C++ реализован генератор запросов информации о пользователе периодически или при подключении пользователя. Генератора запросов подписан на сигналы подключения к серверу сообщений на сообщения подключения/отключения пользователей.</text:p>
      <text:p text:style-name="P1">Подключение к серверу сообщений через лямбду полписано на сигнал о формировании информации о пользователе подключения к серверу хранения данных.</text:p>
      <text:p text:style-name="P4">Схема взаимодействий приведена ниже.</text:p>
      <text:p text:style-name="P1"/>
      <text:p text:style-name="P1"/>
      <text:p text:style-name="P5">Описания способа хранения данных:</text:p>
      <text:p text:style-name="P1">Для каждого пользователя хранится тек<text:span text:style-name="T1">у</text:span>щий оборот прибыльных сделок (общий за 7 дней), текущий <text:span text:style-name="T1">день года, история оборотов прибыльных сделок за последние 7 дней (по каждому дню отдельно), имя пользователя.</text:span></text:p>
      <text:p text:style-name="P2">При наступлении нового дня года оборот за самый старый день истории (7й) вычитается из общего оборота за последние 7 дней, счетчики оборотов по дням сдвигаются на 1. Данный алгоритм реализован в хранимой процедуре.</text:p>
      <text:p text:style-name="P2">Сортировка по оборотам и выборка соседних позиций и первых 10 позиций в рейтинге осуществляется штатными средствами redis, т.к. для этого необходимо выполнить несколько запросов реализация также в виде хранимой процедуры.</text:p>
      <text:p text:style-name="P2"/>
      <text:p text:style-name="P2"/>
      <text:p text:style-name="P6">Ч<text:span text:style-name="T2">то можно сделать лучше</text:span>:</text:p>
      <text:p text:style-name="P3">Запрос на top10 можно вынести из запроса информации о пользователе для его ускорения, сейчас он выполняется каждый раз.</text:p>
      <text:p text:style-name="P2">В нескольких местах оставлены TODO, эти места теоретически могут быть узкими.</text:p>
      <text:p text:style-name="P2">Не реализован ежесуточный проход по БД для обновления данных пользователей не совершавших сделок в течение суток, есть реализация в виде хранимой процедуры но не сделан вызов в коде.</text:p>
      <text:p text:style-name="P2">Не проводился анализ при кол-ве пользователей более 60млн, т.к. на ноутбуке не достаточно памяти.</text:p>
      <text:p text:style-name="P2"/>
      <text:p text:style-name="P2"/>
      <text:p text:style-name="P8">Перспективы:</text:p>
      <text:p text:style-name="P4">Т.к. в качестве хранилища выбран redis обнойление данных и формирование информации о пользователях можно разнести, также возможна репликация redis’а для увеличения надежности и уменьшения времени отклика.</text:p>
      <text:p text:style-name="P2"><text:soft-page-break/></text:p>
      <text:p text:style-name="P2"/>
      <text:p text:style-name="P6">Примерные показатели:</text:p>
      <text:p text:style-name="P2"><text:span text:style-name="T2">П</text:span>ри 1млн записей redis занимает в памяти около 2-3Гб, на диске около 300-500Мб.</text:p>
      <text:p text:style-name="P2">При 60млн записей redis занмает в памяти около 5-7Гб, на диске около 2Гб.</text:p>
      <text:p text:style-name="P3">Запрос информации о пользователя занимает около 1мсек.</text:p>
      <text:p text:style-name="P3"/>
      <text:p text:style-name="P3"/>
      <text:p text:style-name="P3"/>
      <text:p text:style-name="P3"/>
      <text:p text:style-name="P3"/>
      <text:p text:style-name="P7"><draw:g text:anchor-type="paragraph" draw:z-index="0" draw:style-name="gr1"><draw:custom-shape draw:name="Shape1" draw:style-name="gr2" draw:text-style-name="P9" svg:width="1.5732in" svg:height="1.6776in" svg:x="0.6382in" svg:y="0.948in"><text:p text:style-name="P9">Redis Connection</text:p><draw:enhanced-geometry svg:viewBox="0 0 21600 21600" draw:type="rectangle" draw:enhanced-path="M 0 0 L 21600 0 21600 21600 0 21600 0 0 Z N"/></draw:custom-shape><draw:custom-shape draw:name="Shape2" draw:style-name="gr3" draw:text-style-name="P9" svg:width="1.5732in" svg:height="1.6567in" svg:x="4.6902in" svg:y="0.948in"><text:p text:style-name="P9">RebbitMQ Connection</text:p><draw:enhanced-geometry svg:viewBox="0 0 21600 21600" draw:type="rectangle" draw:enhanced-path="M 0 0 L 21600 0 21600 21600 0 21600 0 0 Z N"/></draw:custom-shape><draw:custom-shape draw:name="Shape3" draw:style-name="gr4" draw:text-style-name="P9" svg:width="1.563in" svg:height="0.9276in" svg:x="2.6484in" svg:y="4.2606in"><text:p text:style-name="P9">User Info Requester</text:p><draw:enhanced-geometry svg:viewBox="0 0 21600 21600" draw:type="rectangle" draw:enhanced-path="M 0 0 L 21600 0 21600 21600 0 21600 0 0 Z N"/></draw:custom-shape><draw:line draw:name="Shape4" draw:style-name="gr5" draw:text-style-name="P9" svg:x1="1.4091in" svg:y1="2.6252in" svg:x2="2.9508in" svg:y2="4.2606in"><text:p/></draw:line><draw:line draw:name="Shape5" draw:style-name="gr6" draw:text-style-name="P9" svg:x1="2.2319in" svg:y1="1.4378in" svg:x2="4.6902in" svg:y2="1.4378in"><text:p/></draw:line><draw:line draw:name="Shape6" draw:style-name="gr6" draw:text-style-name="P9" svg:x1="5.5236in" svg:y1="2.6043in" svg:x2="3.9193in" svg:y2="4.2606in"><text:p/></draw:line><draw:frame draw:name="Shape7" draw:style-name="gr7" draw:text-style-name="P10" svg:width="2.1043in" svg:height="0.576in" svg:x="2.3882in" svg:y="1.0209in"><draw:text-box><text:p text:style-name="P9">Данные о пользователе</text:p><text:p text:style-name="P9">(результат запроса данных)</text:p></draw:text-box></draw:frame><draw:frame draw:name="Shape8" draw:style-name="gr8" draw:text-style-name="P11" svg:width="1.8961in" svg:height="0.7677in" svg:x="3.9193in" svg:y="3.1252in"><draw:text-box><text:p text:style-name="P9">Информация о подключении и отключении пользователей</text:p></draw:text-box></draw:frame><draw:frame draw:name="Shape9" draw:style-name="gr9" draw:text-style-name="P11" svg:width="1.6043in" svg:height="0.8543in" svg:x="1.5654in" svg:y="3.1146in"><draw:text-box><text:p text:style-name="P9">Запросы на формирование информации о пользователе</text:p></draw:text-box></draw:frame><draw:line draw:name="Shape10" draw:style-name="gr5" draw:text-style-name="P9" svg:x1="2.211in" svg:y1="1.9063in" svg:x2="4.6902in" svg:y2="1.9374in"><text:p/></draw:line><draw:frame draw:name="Shape11" draw:style-name="gr10" draw:text-style-name="P10" svg:width="1.8024in" svg:height="0.6776in" svg:x="2.6071in" svg:y="2.0315in"><draw:text-box><text:p text:style-name="P9">Данные о прибыльных сделках пользователей</text:p></draw:text-box></draw:frame></draw:g>Схема взаимодействия объектов код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2" draw:display-name="Arrowheads 2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4T03:15:51.995480825</meta:creation-date>
    <dc:date>2017-08-04T03:57:17.500313635</dc:date>
    <meta:editing-duration>PT8M4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30" meta:word-count="344" meta:character-count="2527" meta:non-whitespace-character-count="2212"/>
  </office:meta>
</office:document-meta>
</file>